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 mathvariant="italic">feature</mi>
      <mrow>
        <mi mathvariant="italic">map</mi>
        <mo stretchy="false">=</mo>
        <mrow>
          <mfrac>
            <mrow>
              <mrow>
                <msub>
                  <mi>D</mi>
                  <mi>I</mi>
                </msub>
                <mo stretchy="false">−</mo>
                <msub>
                  <mi>D</mi>
                  <mi>f</mi>
                </msub>
                <mo stretchy="false">+</mo>
                <mn>2</mn>
              </mrow>
              <mi>P</mi>
            </mrow>
            <mi>S</mi>
          </mfrac>
          <mo stretchy="false">+</mo>
          <mn>1</mn>
        </mrow>
      </mrow>
    </mrow>
    <annotation encoding="StarMath 5.0">feature map = {D_{I}-D_{f}+2P} over {S}+1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8:25:44.121493611</meta:creation-date>
    <dc:date>2023-11-04T18:31:32.009885435</dc:date>
    <meta:editing-duration>PT5M48S</meta:editing-duration>
    <meta:editing-cycles>1</meta:editing-cycles>
    <meta:generator>LibreOffice/7.5.5.2$Linux_X86_64 LibreOffice_project/50$Build-2</meta:generator>
  </office:meta>
</office:document-meta>
</file>